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T1" style:family="text">
      <style:text-properties fo:font-size="12.7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Robert C Stevens - LAB - Album Page V1</text:span> </text:p>
      <text:p text:style-name="P1"/>
      <text:p text:style-name="P1"/>
      <text:p text:style-name="P1"/>
      <text:p text:style-name="P1"/>
      <text:p text:style-name="P1">&lt;h1&gt;Meet The Beatles&lt;/h1&gt;</text:p>
      <text:p text:style-name="P1">&lt;h2&gt;The Beatles&lt;/h2&gt;</text:p>
      <text:p text:style-name="P1">&lt;h3&gt;Release Date -&amp;nbsp;January 20, 1964&lt;/h3&gt;</text:p>
      <text:p text:style-name="P1">&lt;p&gt;Meet the Beatles! is the second Beatles album released in the United States. It was the first US Beatles album to be issued by Capitol Records, on 20 January 1964 in both mono and stereo formats.&lt;/p&gt;</text:p>
      <text:p text:style-name="P1">&lt;h2&gt;Band Members:&lt;/h2&gt;</text:p>
      <text:p text:style-name="P1">&lt;p&gt;John Lennon &amp;ndash; vocals, guitar, keyboards, bass, percussion&lt;/p&gt;</text:p>
      <text:p text:style-name="P1">&lt;p&gt;Paul McCartney &amp;ndash; vocals, bass, guitar, keyboards, percussion&lt;/p&gt;</text:p>
      <text:p text:style-name="P1">&lt;p&gt;George Harrison &amp;ndash; guitar, vocals, bass, percussion&lt;/p&gt;</text:p>
      <text:p text:style-name="P1">&lt;p&gt;Ringo Starr &amp;ndash; drums, percussion, vocals&lt;/p&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19:36:15.152000000</meta:creation-date>
    <dc:date>2017-03-26T19:37:17.988000000</dc:date>
    <meta:editing-duration>PT1M9S</meta:editing-duration>
    <meta:editing-cycles>1</meta:editing-cycles>
    <meta:generator>LibreOffice/5.1.0.3$Windows_X86_64 LibreOffice_project/5e3e00a007d9b3b6efb6797a8b8e57b51ab1f737</meta:generator>
    <meta:document-statistic meta:table-count="0" meta:image-count="0" meta:object-count="0" meta:page-count="1" meta:paragraph-count="10" meta:word-count="86" meta:character-count="611" meta:non-whitespace-character-count="534"/>
  </office:meta>
</office:document-meta>
</file>